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text-properties fo:font-size="12pt" style:font-size-asian="12pt" style:font-size-complex="12pt"/>
    </style:style>
    <style:style style:name="P2" style:family="paragraph" style:parent-style-name="Heading_20_3">
      <style:text-properties fo:font-size="12pt" style:font-size-asian="12pt" style:font-size-complex="12pt"/>
    </style:style>
    <style:style style:name="P3" style:family="paragraph" style:parent-style-name="Text_20_body" style:list-style-name="L5"/>
    <style:style style:name="P4" style:family="paragraph" style:parent-style-name="Text_20_body" style:list-style-name="L9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P9" style:family="paragraph" style:parent-style-name="Text_20_body" style:list-style-name="L6">
      <style:paragraph-properties fo:margin-top="0cm" fo:margin-bottom="0cm"/>
    </style:style>
    <style:style style:name="P10" style:family="paragraph" style:parent-style-name="Text_20_body" style:list-style-name="L7">
      <style:paragraph-properties fo:margin-top="0cm" fo:margin-bottom="0cm"/>
    </style:style>
    <style:style style:name="P11" style:family="paragraph" style:parent-style-name="Text_20_body" style:list-style-name="L8">
      <style:paragraph-properties fo:margin-top="0cm" fo:margin-bottom="0cm"/>
    </style:style>
    <style:style style:name="P12" style:family="paragraph" style:parent-style-name="Text_20_body" style:list-style-name="L10">
      <style:paragraph-properties fo:margin-top="0cm" fo:margin-bottom="0cm"/>
    </style:style>
    <style:style style:name="P13" style:family="paragraph" style:parent-style-name="Text_20_body" style:list-style-name="L11">
      <style:paragraph-properties fo:margin-top="0cm" fo:margin-bottom="0cm"/>
    </style:style>
    <style:style style:name="P14" style:family="paragraph" style:parent-style-name="Text_20_body" style:list-style-name="L12">
      <style:paragraph-properties fo:margin-top="0cm" fo:margin-bottom="0cm"/>
    </style:style>
    <style:style style:name="P15" style:family="paragraph" style:parent-style-name="Text_20_body" style:list-style-name="L13">
      <style:paragraph-properties fo:margin-top="0cm" fo:margin-bottom="0cm"/>
    </style:style>
    <style:style style:name="P16" style:family="paragraph" style:parent-style-name="Text_20_body" style:list-style-name="L14">
      <style:paragraph-properties fo:margin-top="0cm" fo:margin-bottom="0cm"/>
    </style:style>
    <style:style style:name="P17" style:family="paragraph" style:parent-style-name="Text_20_body" style:list-style-name="L15">
      <style:paragraph-properties fo:margin-top="0cm" fo:margin-bottom="0cm"/>
    </style:style>
    <style:style style:name="P18" style:family="paragraph" style:parent-style-name="Text_20_body" style:list-style-name="L16">
      <style:paragraph-properties fo:margin-top="0cm" fo:margin-bottom="0cm"/>
    </style:style>
    <style:style style:name="P19" style:family="paragraph" style:parent-style-name="Text_20_body" style:list-style-name="L17">
      <style:paragraph-properties fo:margin-top="0cm" fo:margin-bottom="0cm"/>
    </style:style>
    <style:style style:name="P20" style:family="paragraph" style:parent-style-name="Text_20_body" style:list-style-name="L18">
      <style:paragraph-properties fo:margin-top="0cm" fo:margin-bottom="0cm"/>
    </style:style>
    <style:style style:name="P21" style:family="paragraph" style:parent-style-name="Text_20_body" style:list-style-name="L19">
      <style:paragraph-properties fo:margin-top="0cm" fo:margin-bottom="0cm"/>
    </style:style>
    <style:style style:name="P22" style:family="paragraph" style:parent-style-name="Text_20_body" style:list-style-name="L20">
      <style:paragraph-properties fo:margin-top="0cm" fo:margin-bottom="0cm"/>
    </style:style>
    <style:style style:name="P23" style:family="paragraph" style:parent-style-name="Text_20_body" style:list-style-name="L21">
      <style:paragraph-properties fo:margin-top="0cm" fo:margin-bottom="0cm"/>
    </style:style>
    <style:style style:name="P24" style:family="paragraph" style:parent-style-name="Text_20_body" style:list-style-name="L22">
      <style:paragraph-properties fo:margin-top="0cm" fo:margin-bottom="0cm"/>
    </style:style>
    <style:style style:name="P25" style:family="paragraph" style:parent-style-name="Text_20_body" style:list-style-name="L23">
      <style:paragraph-properties fo:margin-top="0cm" fo:margin-bottom="0cm"/>
    </style:style>
    <style:style style:name="P26" style:family="paragraph" style:parent-style-name="Text_20_body" style:list-style-name="L24">
      <style:paragraph-properties fo:margin-top="0cm" fo:margin-bottom="0cm"/>
    </style:style>
    <style:style style:name="P27" style:family="paragraph" style:parent-style-name="Text_20_body" style:list-style-name="L25">
      <style:paragraph-properties fo:margin-top="0cm" fo:margin-bottom="0cm"/>
    </style:style>
    <style:style style:name="P28" style:family="paragraph" style:parent-style-name="Text_20_body" style:list-style-name="L26">
      <style:paragraph-properties fo:margin-top="0cm" fo:margin-bottom="0cm"/>
    </style:style>
    <style:style style:name="P29" style:family="paragraph" style:parent-style-name="Text_20_body" style:list-style-name="L27">
      <style:paragraph-properties fo:margin-top="0cm" fo:margin-bottom="0cm"/>
    </style:style>
    <style:style style:name="P30" style:family="paragraph" style:parent-style-name="Text_20_body" style:list-style-name="L28">
      <style:paragraph-properties fo:margin-top="0cm" fo:margin-bottom="0cm"/>
    </style:style>
    <style:style style:name="P31" style:family="paragraph" style:parent-style-name="Text_20_body" style:list-style-name="L29">
      <style:paragraph-properties fo:margin-top="0cm" fo:margin-bottom="0cm"/>
    </style:style>
    <style:style style:name="P32" style:family="paragraph" style:parent-style-name="Text_20_body" style:list-style-name="L30">
      <style:paragraph-properties fo:margin-top="0cm" fo:margin-bottom="0cm"/>
    </style:style>
    <style:style style:name="P33" style:family="paragraph" style:parent-style-name="Text_20_body" style:list-style-name="L31">
      <style:paragraph-properties fo:margin-top="0cm" fo:margin-bottom="0cm"/>
    </style:style>
    <style:style style:name="P34" style:family="paragraph" style:parent-style-name="Text_20_body" style:list-style-name="L32">
      <style:paragraph-properties fo:margin-top="0cm" fo:margin-bottom="0cm"/>
    </style:style>
    <style:style style:name="P35" style:family="paragraph" style:parent-style-name="Text_20_body" style:list-style-name="L33">
      <style:paragraph-properties fo:margin-top="0cm" fo:margin-bottom="0cm"/>
    </style:style>
    <style:style style:name="P36" style:family="paragraph" style:parent-style-name="Text_20_body" style:list-style-name="L34">
      <style:paragraph-properties fo:margin-top="0cm" fo:margin-bottom="0cm"/>
    </style:style>
    <style:style style:name="P37" style:family="paragraph" style:parent-style-name="Text_20_body" style:list-style-name="L35">
      <style:paragraph-properties fo:margin-top="0cm" fo:margin-bottom="0cm"/>
    </style:style>
    <style:style style:name="P38" style:family="paragraph" style:parent-style-name="Text_20_body" style:list-style-name="L36">
      <style:paragraph-properties fo:margin-top="0cm" fo:margin-bottom="0cm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1. </text:span><text:span text:style-name="Strong_20_Emphasis"><text:span text:style-name="T1">Sciences</text:span></text:span></text:p>
      <text:h text:style-name="Heading_20_4" text:outline-level="4">Articles :</text:h>
      <text:list xml:id="list4060459291012193033" text:style-name="L1">
        <text:list-item>
          <text:p text:style-name="P5">Femmes de science (<text:a xlink:type="simple" xlink:href="https://lejournal.cnrs.fr/dossiers/femmes-de-science" text:style-name="Internet_20_link" text:visited-style-name="Visited_20_Internet_20_Link">https://lejournal.cnrs.fr/dossiers/femmes-de-science</text:a>)</text:p>
        </text:list-item>
        <text:list-item>
          <text:p text:style-name="P5">Femmes et sciences : où en est-on ? (<text:a xlink:type="simple" xlink:href="https://www.sciencespo.fr/gender-studies/fr/actualites/femmes-et-sciences-ou-en-est-on/" text:style-name="Internet_20_link" text:visited-style-name="Visited_20_Internet_20_Link">https://www.sciencespo.fr/gender-studies/fr/actualites/femmes-et-sciences-ou-en-est-on/</text:a>)</text:p>
        </text:list-item>
        <text:list-item>
          <text:p text:style-name="P5">Ressenti et discriminations de genre : ce qui freine la féminisation des filières scientifiques (<text:a xlink:type="simple" xlink:href="https://www.jean-jaures.org/publication/le-ressenti-a-t-il-un-genre-decryptage-de-la-sous-representation-des-femmes-en-sciences/" text:style-name="Internet_20_link" text:visited-style-name="Visited_20_Internet_20_Link">https://www.jean-jaures.org/publication/le-ressenti-a-t-il-un-genre-decryptage-de-la-sous-representation-des-femmes-en-sciences/</text:a>)</text:p>
        </text:list-item>
        <text:list-item>
          <text:p text:style-name="P5">La place des femmes dans la recherche scientifique (<text:a xlink:type="simple" xlink:href="https://www.echosciences-grenoble.fr/articles/la-place-des-femmes-dans-la-recherche-scientifique" text:style-name="Internet_20_link" text:visited-style-name="Visited_20_Internet_20_Link">https://www.echosciences-grenoble.fr/articles/la-place-des-femmes-dans-la-recherche-scientifique</text:a>)</text:p>
        </text:list-item>
        <text:list-item>
          <text:p text:style-name="P5">Femmes et Ingénieures : elles font la science d’aujourd’hui et de demain ! (<text:a xlink:type="simple" xlink:href="https://www.chimieparistech.psl.eu/ecole/actualites/femmes-et-ingenieures-elles-font-la-science-daujourdhui-et-de-demain/" text:style-name="Internet_20_link" text:visited-style-name="Visited_20_Internet_20_Link">https://www.chimieparistech.psl.eu/ecole/actualites/femmes-et-ingenieures-elles-font-la-science-daujourdhui-et-de-demain/</text:a>)</text:p>
        </text:list-item>
        <text:list-item>
          <text:p text:style-name="P5">Femmes et Mathématiques (<text:a xlink:type="simple" xlink:href="https://femmes-et-maths.fr/" text:style-name="Internet_20_link" text:visited-style-name="Visited_20_Internet_20_Link">https://femmes-et-maths.fr/</text:a>)</text:p>
        </text:list-item>
      </text:list>
      <text:h text:style-name="Heading_20_4" text:outline-level="4">Vidéos </text:h>
      <text:list xml:id="list6767355509428175675" text:style-name="L2">
        <text:list-item>
          <text:p text:style-name="P6">LES FEMMES DANS L'HISTOIRE DES SCIENCES : L'effet Matilda #CMH9 (<text:a xlink:type="simple" xlink:href="https://www.youtube.com/watch?v=H08PEppfabM" text:style-name="Internet_20_link" text:visited-style-name="Visited_20_Internet_20_Link">https://www.youtube.com/watch?v=H08PEppfabM</text:a>)</text:p>
        </text:list-item>
        <text:list-item>
          <text:p text:style-name="P6">Science : où sont les femmes ? - Science En Questions (<text:a xlink:type="simple" xlink:href="https://www.youtube.com/watch?v=K3qyivNWAF4" text:style-name="Internet_20_link" text:visited-style-name="Visited_20_Internet_20_Link">https://www.youtube.com/watch?v=K3qyivNWAF4</text:a>)</text:p>
        </text:list-item>
        <text:list-item>
          <text:p text:style-name="P6">Portraits de femmes scientifiques (<text:a xlink:type="simple" xlink:href="https://www.youtube.com/watch?v=uKlTMzYqcOA" text:style-name="Internet_20_link" text:visited-style-name="Visited_20_Internet_20_Link">https://www.youtube.com/watch?v=uKlTMzYqcOA</text:a>)</text:p>
        </text:list-item>
        <text:list-item>
          <text:p text:style-name="P6">Marie Curie: Une femme pionnière aux deux Prix Nobel (<text:a xlink:type="simple" xlink:href="https://www.youtube.com/watch?v=PNccWwHCw4M" text:style-name="Internet_20_link" text:visited-style-name="Visited_20_Internet_20_Link">https://www.youtube.com/watch?v=PNccWwHCw4M</text:a>)</text:p>
        </text:list-item>
        <text:list-item>
          <text:p text:style-name="P6">Les droits des femmes et la chimie : une histoire commune (<text:a xlink:type="simple" xlink:href="https://www.youtube.com/watch?v=rrmGZnrQ9JQ" text:style-name="Internet_20_link" text:visited-style-name="Visited_20_Internet_20_Link">https://www.youtube.com/watch?v=rrmGZnrQ9JQ</text:a>)</text:p>
        </text:list-item>
        <text:list-item>
          <text:p text:style-name="P6">Cecilia Payne - L'astrophysique au début du 20e siècle | Cherchez la femme ! | ARTE (<text:a xlink:type="simple" xlink:href="https://www.youtube.com/watch?v=lwOdSqsxa90" text:style-name="Internet_20_link" text:visited-style-name="Visited_20_Internet_20_Link">https://www.youtube.com/watch?v=lwOdSqsxa90</text:a>)</text:p>
        </text:list-item>
        <text:list-item>
          <text:p text:style-name="P6">Les filles et les mathématiques (<text:a xlink:type="simple" xlink:href="https://www.youtube.com/watch?v=CkmrNtB3L8o" text:style-name="Internet_20_link" text:visited-style-name="Visited_20_Internet_20_Link">https://www.youtube.com/watch?v=CkmrNtB3L8o</text:a>)</text:p>
        </text:list-item>
      </text:list>
      <text:h text:style-name="Heading_20_4" text:outline-level="4">Podcasts :</text:h>
      <text:list xml:id="list7963304955363243657" text:style-name="L3">
        <text:list-item>
          <text:p text:style-name="P7">Le plafond de verre des femmes scientifiques (<text:a xlink:type="simple" xlink:href="https://www.youtube.com/watch?v=px08mHpDqaM" text:style-name="Internet_20_link" text:visited-style-name="Visited_20_Internet_20_Link">https://www.youtube.com/watch?v=px08mHpDqaM</text:a>)</text:p>
        </text:list-item>
        <text:list-item>
          <text:p text:style-name="P7">Podcast Sous la blouse, S3 #1 Lucie Leboulleux (<text:a xlink:type="simple" xlink:href="https://www.youtube.com/watch?v=vu8Wa0X34ac" text:style-name="Internet_20_link" text:visited-style-name="Visited_20_Internet_20_Link">https://www.youtube.com/watch?v=vu8Wa0X34ac</text:a>)</text:p>
        </text:list-item>
        <text:list-item>
          <text:p text:style-name="P7">Femmes et Sciences - À vous le sup' (<text:a xlink:type="simple" xlink:href="https://www.youtube.com/watch?v=J_0v8QHz-c8" text:style-name="Internet_20_link" text:visited-style-name="Visited_20_Internet_20_Link">https://www.youtube.com/watch?v=J_0v8QHz-c8</text:a>)</text:p>
        </text:list-item>
      </text:list>
      <text:h text:style-name="Heading_20_4" text:outline-level="4">Applications :</text:h>
      <text:list xml:id="list7683587656744198333" text:style-name="L4">
        <text:list-item>
          <text:p text:style-name="P8">For Women in Science Community (<text:a xlink:type="simple" xlink:href="https://play.google.com/store/apps/details?id=com.fwiscommunity.myapp&amp;hl=fr" text:style-name="Internet_20_link" text:visited-style-name="Visited_20_Internet_20_Link">https://play.google.com/store/apps/details?id=com.fwiscommunity.myapp&amp;hl=fr</text:a>)</text:p>
        </text:list-item>
      </text:list>
      <text:h text:style-name="Heading_20_4" text:outline-level="4">Autres :</text:h>
      <text:list xml:id="list6291573195951379724" text:style-name="L5">
        <text:list-item>
          <text:p text:style-name="P3">Jeu: Mendeleieva (<text:a xlink:type="simple" xlink:href="https://www.femmesetsciences.fr/mendeleieva-en-ligne" text:style-name="Internet_20_link" text:visited-style-name="Visited_20_Internet_20_Link">https://www.femmesetsciences.fr/mendeleieva-en-ligne</text:a>)</text:p>
        </text:list-item>
        <text:list-item>
          <text:p text:style-name="P3">Jeu de cartes: Femmes scientifiques et techniciennes à travers les époques (<text:a xlink:type="simple" xlink:href="https://www.cite-sciences.fr/fr/au-programme/lieux-ressources/carrefour-numerique2/ressources-en-ligne/jeu-femmes-scientifiques" text:style-name="Internet_20_link" text:visited-style-name="Visited_20_Internet_20_Link">https://www.cite-sciences.fr/fr/au-programme/lieux-ressources/carrefour-numerique2/ressources-en-ligne/jeu-femmes-scientifiques</text:a>)</text:p>
        </text:list-item>
      </text:list>
      <text:p text:style-name="Horizontal_20_Line"/>
      <text:h text:style-name="Heading_20_3" text:outline-level="3"><text:soft-page-break/>2. <text:span text:style-name="Strong_20_Emphasis">Médecine</text:span></text:h>
      <text:h text:style-name="Heading_20_4" text:outline-level="4">Articles :</text:h>
      <text:list xml:id="list22415381" text:continue-list="list4060459291012193033" text:style-name="L1">
        <text:list-item>
          <text:p text:style-name="P5">Histoire de la médecine - La place des femmes en médecine (<text:a xlink:type="simple" xlink:href="https://reseauprosante.fr/articles/show/histoire-de-la-medecine-la-place-des-femmes-en-medecine-2572" text:style-name="Internet_20_link" text:visited-style-name="Visited_20_Internet_20_Link">https://reseauprosante.fr/articles/show/histoire-de-la-medecine-la-place-des-femmes-en-medecine-2572</text:a>)</text:p>
        </text:list-item>
        <text:list-item>
          <text:p text:style-name="P5">Féminisation de la médecine : des bénéfices pour toute la profession (<text:a xlink:type="simple" xlink:href="https://savoirs.unistra.fr/societe/feminisation-de-la-medecine-des-benefices-pour-toute-la-profession" text:style-name="Internet_20_link" text:visited-style-name="Visited_20_Internet_20_Link">https://savoirs.unistra.fr/societe/feminisation-de-la-medecine-des-benefices-pour-toute-la-profession</text:a>)</text:p>
        </text:list-item>
        <text:list-item>
          <text:p text:style-name="P5">Histoire de l'entrée des femmes en médecine (<text:a xlink:type="simple" xlink:href="https://numerabilis.u-paris.fr/medica/bibliotheque-numerique/presentations/entree-femmes-en-medecine.php" text:style-name="Internet_20_link" text:visited-style-name="Visited_20_Internet_20_Link">https://numerabilis.u-paris.fr/medica/bibliotheque-numerique/presentations/entree-femmes-en-medecine.php</text:a>)</text:p>
        </text:list-item>
        <text:list-item>
          <text:p text:style-name="P5">Les femmes sont de meilleurs médecins que les hommes… surtout pour les femmes ! (<text:a xlink:type="simple" xlink:href="https://www.jim.fr/viewarticle/femmes-sont-meilleurs-médecins-que-hommes-surtout-2024a1000832" text:style-name="Internet_20_link" text:visited-style-name="Visited_20_Internet_20_Link">https://www.jim.fr/viewarticle/femmes-sont-meilleurs-m%C3%A9decins-que-hommes-surtout-2024a1000832</text:a>)</text:p>
        </text:list-item>
        <text:list-item>
          <text:p text:style-name="P5">Les femmes médecins aujourd'hui : l'avenir de la médecine ? (<text:a xlink:type="simple" xlink:href="https://shs.cairn.info/revue-les-tribunes-de-la-sante1-2014-3-page-43?lang=fr" text:style-name="Internet_20_link" text:visited-style-name="Visited_20_Internet_20_Link">https://shs.cairn.info/revue-les-tribunes-de-la-sante1-2014-3-page-43?lang=fr</text:a>)</text:p>
        </text:list-item>
      </text:list>
      <text:h text:style-name="Heading_20_4" text:outline-level="4">Vidéos :</text:h>
      <text:list xml:id="list3815961200142298365" text:style-name="L6">
        <text:list-item>
          <text:p text:style-name="P9">La place des femmes dans l'histoire de la médecine (<text:a xlink:type="simple" xlink:href="https://www.youtube.com/watch?v=Iv-ddA0SbhY" text:style-name="Internet_20_link" text:visited-style-name="Visited_20_Internet_20_Link">https://www.youtube.com/watch?v=Iv-ddA0SbhY</text:a>)</text:p>
        </text:list-item>
        <text:list-item>
          <text:p text:style-name="P9">Femmes de Santé 2024 (<text:a xlink:type="simple" xlink:href="https://www.youtube.com/watch?app=desktop&amp;v=4amwgJesDxQ" text:style-name="Internet_20_link" text:visited-style-name="Visited_20_Internet_20_Link">https://www.youtube.com/watch?app=desktop&amp;v=4amwgJesDxQ</text:a>)</text:p>
        </text:list-item>
        <text:list-item>
          <text:p text:style-name="P9">Les femmes, victimes de discrimination médicale (<text:a xlink:type="simple" xlink:href="https://www.youtube.com/watch?v=6fieZcN546A" text:style-name="Internet_20_link" text:visited-style-name="Visited_20_Internet_20_Link">https://www.youtube.com/watch?v=6fieZcN546A</text:a>)</text:p>
        </text:list-item>
        <text:list-item>
          <text:p text:style-name="P9">LA MÉDECINE EST-ELLE SEXISTE ? (<text:a xlink:type="simple" xlink:href="https://www.youtube.com/watch?v=cb3Ov5r4pME" text:style-name="Internet_20_link" text:visited-style-name="Visited_20_Internet_20_Link">https://www.youtube.com/watch?v=cb3Ov5r4pME</text:a>)</text:p>
        </text:list-item>
      </text:list>
      <text:h text:style-name="Heading_20_4" text:outline-level="4">Podcasts :</text:h>
      <text:list xml:id="list8868923357586780039" text:style-name="L7">
        <text:list-item>
          <text:p text:style-name="P10">Nathalie Gheeta Babouraj : Devenir sa propre médecine (<text:a xlink:type="simple" xlink:href="https://www.youtube.com/watch?v=wcIC5rBSWQ0" text:style-name="Internet_20_link" text:visited-style-name="Visited_20_Internet_20_Link">https://www.youtube.com/watch?v=wcIC5rBSWQ0</text:a>)</text:p>
        </text:list-item>
        <text:list-item>
          <text:p text:style-name="P10">L'histoire de Caroline, femme, mère, médecin... (<text:a xlink:type="simple" xlink:href="https://www.youtube.com/watch?v=W6muNYkFlVs" text:style-name="Internet_20_link" text:visited-style-name="Visited_20_Internet_20_Link">https://www.youtube.com/watch?v=W6muNYkFlVs</text:a>)</text:p>
        </text:list-item>
        <text:list-item>
          <text:p text:style-name="P10">PASSAGE DE TÉMOIN x PODEX - De Sage-Femme à Médecin avec Lorène ROCHARD (<text:a xlink:type="simple" xlink:href="https://www.youtube.com/watch?v=bikePek-_7E" text:style-name="Internet_20_link" text:visited-style-name="Visited_20_Internet_20_Link">https://www.youtube.com/watch?v=bikePek-_7E</text:a>)</text:p>
        </text:list-item>
      </text:list>
      <text:h text:style-name="Heading_20_4" text:outline-level="4">Applications :</text:h>
      <text:list xml:id="list4231530115817329048" text:style-name="L8">
        <text:list-item>
          <text:p text:style-name="P11">Femme Clientes (<text:a xlink:type="simple" xlink:href="https://play.google.com/store/apps/details?id=br.com.mtmtecnologia.mobilex.femme.pacientes&amp;hl=fr" text:style-name="Internet_20_link" text:visited-style-name="Visited_20_Internet_20_Link">https://play.google.com/store/apps/details?id=br.com.mtmtecnologia.mobilex.femme.pacientes&amp;hl=fr</text:a>)</text:p>
        </text:list-item>
        <text:list-item>
          <text:p text:style-name="P11">Nabla (<text:a xlink:type="simple" xlink:href="https://www.nabla.com/fr/" text:style-name="Internet_20_link" text:visited-style-name="Visited_20_Internet_20_Link">https://www.nabla.com/fr/</text:a>)</text:p>
        </text:list-item>
        <text:list-item>
          <text:p text:style-name="P11">Flo (<text:a xlink:type="simple" xlink:href="https://flo.health/fr" text:style-name="Internet_20_link" text:visited-style-name="Visited_20_Internet_20_Link">https://flo.health/fr</text:a>)</text:p>
        </text:list-item>
        <text:list-item>
          <text:p text:style-name="P11">Clue (<text:a xlink:type="simple" xlink:href="https://helloclue.com/fr" text:style-name="Internet_20_link" text:visited-style-name="Visited_20_Internet_20_Link">https://helloclue.com/fr</text:a>)</text:p>
        </text:list-item>
        <text:list-item>
          <text:p text:style-name="P11">Keep a Breast (<text:a xlink:type="simple" xlink:href="https://keepabreast.fr/keepabreast-app" text:style-name="Internet_20_link" text:visited-style-name="Visited_20_Internet_20_Link">https://keepabreast.fr/keepabreast-app</text:a>)</text:p>
        </text:list-item>
        <text:list-item>
          <text:p text:style-name="P11">Omena (<text:a xlink:type="simple" xlink:href="https://www.omena.app/" text:style-name="Internet_20_link" text:visited-style-name="Visited_20_Internet_20_Link">https://www.omena.app/</text:a>)</text:p>
        </text:list-item>
      </text:list>
      <text:h text:style-name="Heading_20_4" text:outline-level="4">Autres :</text:h>
      <text:list xml:id="list4396396854512222227" text:style-name="L9">
        <text:list-item>
          <text:p text:style-name="P4">Formation : Femme médecine (<text:a xlink:type="simple" xlink:href="https://www.enterredefemmes.com/femme-medecine-formation" text:style-name="Internet_20_link" text:visited-style-name="Visited_20_Internet_20_Link">https://www.enterredefemmes.com/femme-medecine-formation</text:a>)</text:p>
        </text:list-item>
        <text:list-item>
          <text:p text:style-name="P4">Livre : Les soeurs d’Hippocrate de Jean-Noël Fabiani-Salmon et Laetitia Coryn (<text:a xlink:type="simple" xlink:href="https://arenes.fr/livre/les-soeurs-dhippocrate/" text:style-name="Internet_20_link" text:visited-style-name="Visited_20_Internet_20_Link">https://arenes.fr/livre/les-soeurs-dhippocrate/</text:a>)</text:p>
        </text:list-item>
        <text:list-item>
          <text:p text:style-name="P4"><text:soft-page-break/>Site de formations : hkind (<text:a xlink:type="simple" xlink:href="https://catalogue-hkind.femmesdesante.fr/" text:style-name="Internet_20_link" text:visited-style-name="Visited_20_Internet_20_Link">https://catalogue-hkind.femmesdesante.fr/</text:a>)</text:p>
        </text:list-item>
      </text:list>
      <text:p text:style-name="Horizontal_20_Line"/>
      <text:h text:style-name="Heading_20_3" text:outline-level="3">3. <text:span text:style-name="Strong_20_Emphasis">Histoire</text:span></text:h>
      <text:h text:style-name="Heading_20_4" text:outline-level="4">Articles :</text:h>
      <text:list xml:id="list22403813" text:continue-list="list22415381" text:style-name="L1">
        <text:list-item>
          <text:p text:style-name="P5">L'évolution des droits des femmes : chronologie (<text:a xlink:type="simple" xlink:href="https://www.vie-publique.fr/eclairage/19590-chronologie-des-droits-des-femmes" text:style-name="Internet_20_link" text:visited-style-name="Visited_20_Internet_20_Link">https://www.vie-publique.fr/eclairage/19590-chronologie-des-droits-des-femmes</text:a>)</text:p>
        </text:list-item>
        <text:list-item>
          <text:p text:style-name="P5">Être femme au Moyen-Âge : les chemins discrets de la liberté (<text:a xlink:type="simple" xlink:href="https://www.nationalgeographic.fr/histoire/etre-femme-au-moyen-age-les-chemins-discrets-de-la-liberte-droits-emancipation-epoque-medievale" text:style-name="Internet_20_link" text:visited-style-name="Visited_20_Internet_20_Link">https://www.nationalgeographic.fr/histoire/etre-femme-au-moyen-age-les-chemins-discrets-de-la-liberte-droits-emancipation-epoque-medievale</text:a>)</text:p>
        </text:list-item>
        <text:list-item>
          <text:p text:style-name="P5">Les femmes dans l’histoire mondiale (<text:a xlink:type="simple" xlink:href="https://journals.openedition.org/clio/9894" text:style-name="Internet_20_link" text:visited-style-name="Visited_20_Internet_20_Link">https://journals.openedition.org/clio/9894</text:a>)</text:p>
        </text:list-item>
        <text:list-item>
          <text:p text:style-name="P5">Il paraît que les femmes ont une histoire (mais pas depuis longtemps) (<text:a xlink:type="simple" xlink:href="https://www.radiofrance.fr/franceculture/il-parait-que-les-femmes-ont-une-histoire-mais-pas-depuis-longtemps-6348151" text:style-name="Internet_20_link" text:visited-style-name="Visited_20_Internet_20_Link">https://www.radiofrance.fr/franceculture/il-parait-que-les-femmes-ont-une-histoire-mais-pas-depuis-longtemps-6348151</text:a>)</text:p>
        </text:list-item>
        <text:list-item>
          <text:p text:style-name="P5">Les femmes pendant la Révolution française (<text:a xlink:type="simple" xlink:href="https://www.lhistoire.fr/mondes-sociaux/les-femmes-pendant-la-révolution-française" text:style-name="Internet_20_link" text:visited-style-name="Visited_20_Internet_20_Link">https://www.lhistoire.fr/mondes-sociaux/les-femmes-pendant-la-r%C3%A9volution-fran%C3%A7aise</text:a>)</text:p>
        </text:list-item>
        <text:list-item>
          <text:p text:style-name="P5">Des femmes écrivent l’histoire des femmes au milieu du XIXe siècle : représentations, interprétations (<text:a xlink:type="simple" xlink:href="https://journals.openedition.org/genrehistoire/742?lang=en" text:style-name="Internet_20_link" text:visited-style-name="Visited_20_Internet_20_Link">https://journals.openedition.org/genrehistoire/742?lang=en</text:a>)</text:p>
        </text:list-item>
      </text:list>
      <text:h text:style-name="Heading_20_4" text:outline-level="4">Vidéos :</text:h>
      <text:list xml:id="list9134775039814873422" text:style-name="L10">
        <text:list-item>
          <text:p text:style-name="P12">Comment les femmes ont-elles été effacées de l'Histoire ? Entretien avec Titiou Lecoq (<text:a xlink:type="simple" xlink:href="https://www.ouest-france.fr/societe/egalite-hommes-femmes/video-comment-les-femmes-ont-elles-ete-effacees-de-l-histoire-entretien-avec-titiou-lecoq-dcba0ccc-8ae2-45e3-9779-c697797d11c1" text:style-name="Internet_20_link" text:visited-style-name="Visited_20_Internet_20_Link">https://www.ouest-france.fr/societe/egalite-hommes-femmes/video-comment-les-femmes-ont-elles-ete-effacees-de-l-histoire-entretien-avec-titiou-lecoq-dcba0ccc-8ae2-45e3-9779-c697797d11c1</text:a>)</text:p>
        </text:list-item>
        <text:list-item>
          <text:p text:style-name="P12">Toute l'Histoire des femmes en France (<text:a xlink:type="simple" xlink:href="https://www.youtube.com/watch?v=S3Zf8NzPIDA" text:style-name="Internet_20_link" text:visited-style-name="Visited_20_Internet_20_Link">https://www.youtube.com/watch?v=S3Zf8NzPIDA</text:a>)</text:p>
        </text:list-item>
        <text:list-item>
          <text:p text:style-name="P12">“Pourquoi l’Histoire a effacé les femmes ?” | SPEECH de Titiou Lecoq (<text:a xlink:type="simple" xlink:href="https://www.dailymotion.com/video/x84tv5y" text:style-name="Internet_20_link" text:visited-style-name="Visited_20_Internet_20_Link">https://www.dailymotion.com/video/x84tv5y</text:a>)</text:p>
        </text:list-item>
        <text:list-item>
          <text:p text:style-name="P12">Les femmes guerrières dans l'histoire : pourquoi elles n'existaient (presque) pas ? (<text:a xlink:type="simple" xlink:href="https://www.youtube.com/watch?v=p8et5SjxZSs" text:style-name="Internet_20_link" text:visited-style-name="Visited_20_Internet_20_Link">https://www.youtube.com/watch?v=p8et5SjxZSs</text:a>)</text:p>
        </text:list-item>
        <text:list-item>
          <text:p text:style-name="P12">La petite histoire du travail des femmes (<text:a xlink:type="simple" xlink:href="https://www.youtube.com/watch?v=0oir8OR6T5I" text:style-name="Internet_20_link" text:visited-style-name="Visited_20_Internet_20_Link">https://www.youtube.com/watch?v=0oir8OR6T5I</text:a>)</text:p>
        </text:list-item>
      </text:list>
      <text:h text:style-name="Heading_20_4" text:outline-level="4">Podcasts :</text:h>
      <text:list xml:id="list3380615953093858468" text:style-name="L11">
        <text:list-item>
          <text:p text:style-name="P13">Les femmes au XVIIIe siècle (avec Cécile Berly) - Grasse summer podcast festival (<text:a xlink:type="simple" xlink:href="https://www.youtube.com/watch?v=sJ1Q6KC3FDs" text:style-name="Internet_20_link" text:visited-style-name="Visited_20_Internet_20_Link">https://www.youtube.com/watch?v=sJ1Q6KC3FDs</text:a>)</text:p>
        </text:list-item>
        <text:list-item>
          <text:p text:style-name="P13">Les femmes dans l'Histoire - Simone Veil (<text:a xlink:type="simple" xlink:href="https://www.youtube.com/watch?v=1PYbaV2LyPc" text:style-name="Internet_20_link" text:visited-style-name="Visited_20_Internet_20_Link">https://www.youtube.com/watch?v=1PYbaV2LyPc</text:a>)</text:p>
        </text:list-item>
        <text:list-item>
          <text:p text:style-name="P13">Grossesses et avortements sous l’Ancien régime (<text:a xlink:type="simple" xlink:href="https://www.youtube.com/watch?v=kwBprImfB1g" text:style-name="Internet_20_link" text:visited-style-name="Visited_20_Internet_20_Link">https://www.youtube.com/watch?v=kwBprImfB1g</text:a>)</text:p>
        </text:list-item>
        <text:list-item>
          <text:p text:style-name="P13">L'ORIGINE du PATRIARCAT - Ft. Alex Ramirès (<text:a xlink:type="simple" xlink:href="https://www.youtube.com/watch?v=ebQQEL6G7PE" text:style-name="Internet_20_link" text:visited-style-name="Visited_20_Internet_20_Link">https://www.youtube.com/watch?v=ebQQEL6G7PE</text:a>)</text:p>
        </text:list-item>
        <text:list-item>
          <text:p text:style-name="P13">Podcast "L’histoire des droits des femmes à travers les époques" (<text:a xlink:type="simple" xlink:href="https://www.youtube.com/watch?v=YpCekIu598c" text:style-name="Internet_20_link" text:visited-style-name="Visited_20_Internet_20_Link">https://www.youtube.com/watch?v=YpCekIu598c</text:a>)</text:p>
        </text:list-item>
      </text:list>
      <text:h text:style-name="Heading_20_4" text:outline-level="4">Applications :</text:h>
      <text:list xml:id="list8141818655994146369" text:style-name="L12">
        <text:list-item>
          <text:p text:style-name="P14">Femmes Qui Ont Changé le Monde (<text:a xlink:type="simple" xlink:href="https://play.google.com/store/apps/details?id=com.learnyland.women&amp;hl=fr" text:style-name="Internet_20_link" text:visited-style-name="Visited_20_Internet_20_Link">https://play.google.com/store/apps/details?id=com.learnyland.women&amp;hl=fr</text:a>)</text:p>
        </text:list-item>
        <text:list-item>
          <text:p text:style-name="P14">Women on the map : une application qui géolocalise les femmes célèbres (<text:a xlink:type="simple" xlink:href="https://womanns-world.com/women-on-the-map-application-geolocalisation-femmes-histoire/" text:style-name="Internet_20_link" text:visited-style-name="Visited_20_Internet_20_Link">https://womanns-</text:a><text:soft-page-break/><text:a xlink:type="simple" xlink:href="https://womanns-world.com/women-on-the-map-application-geolocalisation-femmes-histoire/" text:style-name="Internet_20_link" text:visited-style-name="Visited_20_Internet_20_Link">world.com/women-on-the-map-application-geolocalisation-femmes-histoire/</text:a>)</text:p>
        </text:list-item>
      </text:list>
      <text:h text:style-name="Heading_20_4" text:outline-level="4">Autres :</text:h>
      <text:list xml:id="list22418622" text:continue-numbering="true" text:style-name="L12">
        <text:list-item>
          <text:p text:style-name="P14">Livre : Une histoire des femmes en Europe (des grottes aux Lumières) de Sophie Lalanne (dir.), Didier Lett, Dominique Picco (<text:a xlink:type="simple" xlink:href="https://www.anhima.fr/publications/une-histoire-des-femmes-en-europe-des-grottes-aux-lumieres" text:style-name="Internet_20_link" text:visited-style-name="Visited_20_Internet_20_Link">https://www.anhima.fr/publications/une-histoire-des-femmes-en-europe-des-grottes-aux-lumieres</text:a>)</text:p>
        </text:list-item>
        <text:list-item>
          <text:p text:style-name="P14">Extrait d'un livre : Les Femmes à travers l’Histoire de Isabelle Grégor et André Larané (<text:a xlink:type="simple" xlink:href="https://www.herodote.net/Textes/Femmes_extraits.pdf" text:style-name="Internet_20_link" text:visited-style-name="Visited_20_Internet_20_Link">https://www.herodote.net/Textes/Femmes_extraits.pdf</text:a>)</text:p>
        </text:list-item>
        <text:list-item>
          <text:p text:style-name="P14">Jeu <text:s/>''Qui est-ce ?'' : Who's she ? (<text:a xlink:type="simple" xlink:href="https://www.comprendrepouragir.org/produit/whos-she/" text:style-name="Internet_20_link" text:visited-style-name="Visited_20_Internet_20_Link">https://www.comprendrepouragir.org/produit/whos-she/</text:a>)</text:p>
        </text:list-item>
        <text:list-item>
          <text:p text:style-name="P14">Jeu Time's up : Bad Bitches Only (<text:a xlink:type="simple" xlink:href="https://www.comprendrepouragir.org/produit/jeu-de-cartes-feministe-bad-bitches-only/" text:style-name="Internet_20_link" text:visited-style-name="Visited_20_Internet_20_Link">https://www.comprendrepouragir.org/produit/jeu-de-cartes-feministe-bad-bitches-only/</text:a>)</text:p>
        </text:list-item>
      </text:list>
      <text:p text:style-name="Horizontal_20_Line"/>
      <text:h text:style-name="Heading_20_3" text:outline-level="3">4. <text:span text:style-name="Strong_20_Emphasis">Travail et Économie</text:span></text:h>
      <text:h text:style-name="Heading_20_4" text:outline-level="4">Articles :</text:h>
      <text:list xml:id="list22397152" text:continue-list="list22403813" text:style-name="L1">
        <text:list-item>
          <text:p text:style-name="P5">Les femmes : une force de travail à maximiser (<text:a xlink:type="simple" xlink:href="https://www.pwc.fr/fr/publications/2024/03/les-femmes-une-force-de-travail-a-maximiser.html" text:style-name="Internet_20_link" text:visited-style-name="Visited_20_Internet_20_Link">https://www.pwc.fr/fr/publications/2024/03/les-femmes-une-force-de-travail-a-maximiser.html</text:a>)</text:p>
        </text:list-item>
        <text:list-item>
          <text:p text:style-name="P5">Les femmes au travail, c’est bon pour la croissance (<text:a xlink:type="simple" xlink:href="https://www.lemonde.fr/economie/article/2012/12/17/les-femmes-au-travail-c-est-bon-pour-la-croissance_1807301_3234.html" text:style-name="Internet_20_link" text:visited-style-name="Visited_20_Internet_20_Link">https://www.lemonde.fr/economie/article/2012/12/17/les-femmes-au-travail-c-est-bon-pour-la-croissance_1807301_3234.html</text:a>)</text:p>
        </text:list-item>
        <text:list-item>
          <text:p text:style-name="P5">Pourquoi l’autonomisation économique des femmes profite à l’ensemble des sociétés ? (<text:a xlink:type="simple" xlink:href="https://www.onufemmes.fr/nos-actualites/pourquoi-lautonomisation-economique-des-femmes-profite-a-lensemble-des-societes-" text:style-name="Internet_20_link" text:visited-style-name="Visited_20_Internet_20_Link">https://www.onufemmes.fr/nos-actualites/pourquoi-lautonomisation-economique-des-femmes-profite-a-lensemble-des-societes-</text:a>)</text:p>
        </text:list-item>
        <text:list-item>
          <text:p text:style-name="P5">Travail des femmes : ce qu’on voit… et ce qu’on a ignoré (<text:a xlink:type="simple" xlink:href="https://lejournal.cnrs.fr/nos-blogs/dialogues-economiques/travail-des-femmes-ce-quon-voit-et-ce-quon-a-ignore" text:style-name="Internet_20_link" text:visited-style-name="Visited_20_Internet_20_Link">https://lejournal.cnrs.fr/nos-blogs/dialogues-economiques/travail-des-femmes-ce-quon-voit-et-ce-quon-a-ignore</text:a>)</text:p>
        </text:list-item>
        <text:list-item>
          <text:p text:style-name="P5">Près de 2,4 milliards de femmes dans le monde ne possèdent pas les mêmes droits économiques que les hommes (<text:a xlink:type="simple" xlink:href="https://www.banquemondiale.org/fr/news/press-release/2022/03/01/nearly-2-4-billion-women-globally-don-t-have-same-economic-rights-as-men" text:style-name="Internet_20_link" text:visited-style-name="Visited_20_Internet_20_Link">https://www.banquemondiale.org/fr/news/press-release/2022/03/01/nearly-2-4-billion-women-globally-don-t-have-same-economic-rights-as-men</text:a>)</text:p>
        </text:list-item>
      </text:list>
      <text:h text:style-name="Heading_20_4" text:outline-level="4">Vidéos :</text:h>
      <text:list xml:id="list6342762661945710319" text:style-name="L13">
        <text:list-item>
          <text:p text:style-name="P15">Qu’est-ce qu’une économie féministe? (<text:a xlink:type="simple" xlink:href="https://www.foei.org/fr/video/quest-ce-quune-economie-feministe-video/" text:style-name="Internet_20_link" text:visited-style-name="Visited_20_Internet_20_Link">https://www.foei.org/fr/video/quest-ce-quune-economie-feministe-video/</text:a>)</text:p>
        </text:list-item>
        <text:list-item>
          <text:p text:style-name="P15">"Inégalités hommes et femmes sur le marché du travail", une vidéo Sciences Echo (<text:a xlink:type="simple" xlink:href="https://www.echosciences-paca.fr/articles/inegalites-hommes-et-femmes-sur-le-marche-du-travail-une-video-sciences-echo" text:style-name="Internet_20_link" text:visited-style-name="Visited_20_Internet_20_Link">https://www.echosciences-paca.fr/articles/inegalites-hommes-et-femmes-sur-le-marche-du-travail-une-video-sciences-echo</text:a>)</text:p>
        </text:list-item>
        <text:list-item>
          <text:p text:style-name="P15">Les femmes travaillent gratuitement à partir de ce vendredi : les inégalités salariales pers... <text:s/>(<text:a xlink:type="simple" xlink:href="https://www.youtube.com/watch?v=IilD2MzdiDE" text:style-name="Internet_20_link" text:visited-style-name="Visited_20_Internet_20_Link">https://www.youtube.com/watch?v=IilD2MzdiDE</text:a>)</text:p>
        </text:list-item>
        <text:list-item>
          <text:p text:style-name="P15">Une brève histoire de l'arrivée des femmes dans le monde du travail (<text:a xlink:type="simple" xlink:href="https://www.dailymotion.com/video/x6fb24x" text:style-name="Internet_20_link" text:visited-style-name="Visited_20_Internet_20_Link">https://www.dailymotion.com/video/x6fb24x</text:a>)</text:p>
        </text:list-item>
      </text:list>
      <text:h text:style-name="Heading_20_4" text:outline-level="4">Podcasts :</text:h>
      <text:list xml:id="list9148632954339254885" text:style-name="L14">
        <text:list-item>
          <text:p text:style-name="P16">Justice Économique - Podcast Ep 9 - Autonomisation Economique des Femmes et travail rémunéré (<text:a xlink:type="simple" xlink:href="https://www.youtube.com/watch?v=f6HYn7LjDAs" text:style-name="Internet_20_link" text:visited-style-name="Visited_20_Internet_20_Link">https://www.youtube.com/watch?v=f6HYn7LjDAs</text:a>)</text:p>
        </text:list-item>
        <text:list-item>
          <text:p text:style-name="P16">Justice Économique - Podcast Ep 8 - Résilience économique et sécurité des revenus des femmes (<text:a xlink:type="simple" xlink:href="https://www.youtube.com/watch?v=FGInhN1PrnA" text:style-name="Internet_20_link" text:visited-style-name="Visited_20_Internet_20_Link">https://www.youtube.com/watch?v=FGInhN1PrnA</text:a>)</text:p>
        </text:list-item>
        <text:list-item>
          <text:p text:style-name="P16">Justice Économique - Podcast Ep 15 - Travail décent et développement économique pour les <text:soft-page-break/>femmes (<text:a xlink:type="simple" xlink:href="https://www.youtube.com/watch?v=SC5h0poDrOc" text:style-name="Internet_20_link" text:visited-style-name="Visited_20_Internet_20_Link">https://www.youtube.com/watch?v=SC5h0poDrOc</text:a>)</text:p>
        </text:list-item>
        <text:list-item>
          <text:p text:style-name="P16">#87 Pourquoi les femmes sont majoritairement sous-payées? | Conversation avec Laëtitia Vitaud (<text:a xlink:type="simple" xlink:href="https://www.youtube.com/watch?v=WXh23LHJ9BM" text:style-name="Internet_20_link" text:visited-style-name="Visited_20_Internet_20_Link">https://www.youtube.com/watch?v=WXh23LHJ9BM</text:a>)</text:p>
        </text:list-item>
        <text:list-item>
          <text:p text:style-name="P16">Comment les femmes réinventent les codes de la réussite professionnelle ? (<text:a xlink:type="simple" xlink:href="https://www.youtube.com/watch?v=aDNpjERopDY" text:style-name="Internet_20_link" text:visited-style-name="Visited_20_Internet_20_Link">https://www.youtube.com/watch?v=aDNpjERopDY</text:a>)</text:p>
        </text:list-item>
      </text:list>
      <text:h text:style-name="Heading_20_4" text:outline-level="4">Applications :</text:h>
      <text:list xml:id="list7711926307695803366" text:style-name="L15">
        <text:list-item>
          <text:p text:style-name="P17">Toutes Connectées (<text:a xlink:type="simple" xlink:href="https://play.google.com/store/apps/details?id=com.toutesconnectees&amp;hl=fr" text:style-name="Internet_20_link" text:visited-style-name="Visited_20_Internet_20_Link">https://play.google.com/store/apps/details?id=com.toutesconnectees&amp;hl=fr</text:a>)</text:p>
        </text:list-item>
        <text:list-item>
          <text:p text:style-name="P17">Leadership pour elles (<text:a xlink:type="simple" xlink:href="https://www.francetvinfo.fr/decouverte/gadgets/que-vaut-leadership-pour-elles-l-application-du-gouvernement-pour-les-femmes-au-travail_570999.html" text:style-name="Internet_20_link" text:visited-style-name="Visited_20_Internet_20_Link">https://www.francetvinfo.fr/decouverte/gadgets/que-vaut-leadership-pour-elles-l-application-du-gouvernement-pour-les-femmes-au-travail_570999.html</text:a>)</text:p>
        </text:list-item>
      </text:list>
      <text:h text:style-name="Heading_20_4" text:outline-level="4">Autres :</text:h>
      <text:list xml:id="list22421032" text:continue-numbering="true" text:style-name="L15">
        <text:list-item>
          <text:p text:style-name="P17"><text:span text:style-name="Strong_20_Emphasis"><text:span text:style-name="T2">Formation égalité hommes femmes au travail (</text:span></text:span><text:a xlink:type="simple" xlink:href="https://goalmap.com/fr/formation-egalite-homme-femme-au-travail" text:style-name="Internet_20_link" text:visited-style-name="Visited_20_Internet_20_Link"><text:span text:style-name="Strong_20_Emphasis"><text:span text:style-name="T2">https://goalmap.com/fr/formation-egalite-homme-femme-au-travail</text:span></text:span></text:a><text:span text:style-name="Strong_20_Emphasis"><text:span text:style-name="T2">)</text:span></text:span></text:p>
        </text:list-item>
        <text:list-item>
          <text:p text:style-name="P17"><text:span text:style-name="Strong_20_Emphasis"><text:span text:style-name="T2">Livre : Le manuel de formation d’ONU Femmes sur et genre et l’économie (</text:span></text:span><text:a xlink:type="simple" xlink:href="https://www.unwomen.org/fr/digital-library/publications/2017/10/the-un-women-gender-and-economics-training-manual" text:style-name="Internet_20_link" text:visited-style-name="Visited_20_Internet_20_Link"><text:span text:style-name="Strong_20_Emphasis"><text:span text:style-name="T2">https://www.unwomen.org/fr/digital-library/publications/2017/10/the-un-women-gender-and-economics-training-manual</text:span></text:span></text:a><text:span text:style-name="Strong_20_Emphasis"><text:span text:style-name="T2">)</text:span></text:span></text:p>
        </text:list-item>
        <text:list-item>
          <text:p text:style-name="P17"><text:span text:style-name="Strong_20_Emphasis"><text:span text:style-name="T2">Travail et emploi des femmes de Margaret Maruani (</text:span></text:span><text:a xlink:type="simple" xlink:href="https://www.editionsladecouverte.fr/travail_et_emploi_des_femmes-9782707194022" text:style-name="Internet_20_link" text:visited-style-name="Visited_20_Internet_20_Link"><text:span text:style-name="Strong_20_Emphasis"><text:span text:style-name="T2">https://www.editionsladecouverte.fr/travail_et_emploi_des_femmes-9782707194022</text:span></text:span></text:a><text:span text:style-name="Strong_20_Emphasis"><text:span text:style-name="T2">)</text:span></text:span></text:p>
        </text:list-item>
      </text:list>
      <text:p text:style-name="Horizontal_20_Line"/>
      <text:h text:style-name="Heading_20_3" text:outline-level="3">5. <text:span text:style-name="Strong_20_Emphasis">Culture et Médias</text:span></text:h>
      <text:h text:style-name="Heading_20_4" text:outline-level="4">Articles :</text:h>
      <text:list xml:id="list22402366" text:continue-list="list22397152" text:style-name="L1">
        <text:list-item>
          <text:p text:style-name="P5">Place des femmes dans les médias, la culture, le sport (<text:a xlink:type="simple" xlink:href="https://www.egalite-femmes-hommes.gouv.fr/place-des-femmes-dans-les-medias-la-culture-le-sport" text:style-name="Internet_20_link" text:visited-style-name="Visited_20_Internet_20_Link">https://www.egalite-femmes-hommes.gouv.fr/place-des-femmes-dans-les-medias-la-culture-le-sport</text:a>)</text:p>
        </text:list-item>
        <text:list-item>
          <text:p text:style-name="P5">Culture et médias : les femmes sont plus touchées par la discrimination (<text:a xlink:type="simple" xlink:href="https://www.cbnews.fr/etudes/image-culture-medias-femmes-sont-plus-touchees-discrimination-80811" text:style-name="Internet_20_link" text:visited-style-name="Visited_20_Internet_20_Link">https://www.cbnews.fr/etudes/image-culture-medias-femmes-sont-plus-touchees-discrimination-80811</text:a>)</text:p>
        </text:list-item>
        <text:list-item>
          <text:p text:style-name="P5">Egalité femmes-hommes dans les médias : « pour que les femmes comptent, il faut les compter » (<text:a xlink:type="simple" xlink:href="https://www.culture.gouv.fr/fr/actualites/egalite-femmes-hommes-dans-les-medias-pour-que-les-femmes-comptent-il-faut-les-compter" text:style-name="Internet_20_link" text:visited-style-name="Visited_20_Internet_20_Link">https://www.culture.gouv.fr/fr/actualites/egalite-femmes-hommes-dans-les-medias-pour-que-les-femmes-comptent-il-faut-les-compter</text:a>)</text:p>
        </text:list-item>
        <text:list-item>
          <text:p text:style-name="P5">Femmes et medias (<text:a xlink:type="simple" xlink:href="https://shs.cairn.info/revue-reseaux1-2003-4-page-23?lang=fr&amp;contenu=article" text:style-name="Internet_20_link" text:visited-style-name="Visited_20_Internet_20_Link">https://shs.cairn.info/revue-reseaux1-2003-4-page-23?lang=fr&amp;contenu=article</text:a>)</text:p>
        </text:list-item>
        <text:list-item>
          <text:p text:style-name="P5">La place des femmes dans les médias est en hausse depuis le début de l’année, mais… (<text:a xlink:type="simple" xlink:href="https://www.ouest-france.fr/societe/egalite-hommes-femmes/la-place-des-personnalites-feminines-dans-les-medias-est-en-hausse-mais-d5baada6-dbf4-11ee-a79f-2312009be08f" text:style-name="Internet_20_link" text:visited-style-name="Visited_20_Internet_20_Link">https://www.ouest-france.fr/societe/egalite-hommes-femmes/la-place-des-personnalites-feminines-dans-les-medias-est-en-hausse-mais-d5baada6-dbf4-11ee-a79f-2312009be08f</text:a>)</text:p>
        </text:list-item>
        <text:list-item>
          <text:p text:style-name="P5">Les femmes plus visibles dans la culture mais toujours des inégalités (<text:a xlink:type="simple" xlink:href="https://www.culture.gouv.fr/fr/actualites/les-femmes-plus-visibles-dans-la-culture-mais-toujours-des-inegalites" text:style-name="Internet_20_link" text:visited-style-name="Visited_20_Internet_20_Link">https://www.culture.gouv.fr/fr/actualites/les-femmes-plus-visibles-dans-la-culture-mais-toujours-des-inegalites</text:a>)</text:p>
        </text:list-item>
        <text:list-item>
          <text:p text:style-name="P5">La représentation des femmes dans les médias (<text:a xlink:type="simple" xlink:href="https://www.egalab.org/representation_des_femmes_medias.php" text:style-name="Internet_20_link" text:visited-style-name="Visited_20_Internet_20_Link">https://www.egalab.org/representation_des_femmes_medias.php</text:a>)</text:p>
        </text:list-item>
        <text:list-item>
          <text:p text:style-name="P5">Égalité femmes-hommes : les médias ne montrent toujours pas l’exemple (<text:a xlink:type="simple" xlink:href="https://www.radiofrance.fr/franceculture/egalite-femmes-hommes-les-medias-ne-montrent-toujours-pas-l-exemple-3907353" text:style-name="Internet_20_link" text:visited-style-name="Visited_20_Internet_20_Link">https://www.radiofrance.fr/franceculture/egalite-femmes-hommes-les-medias-ne-montrent-toujours-pas-l-exemple-3907353</text:a>)</text:p>
        </text:list-item>
      </text:list>
      <text:h text:style-name="Heading_20_4" text:outline-level="4">Vidéos :</text:h>
      <text:list xml:id="list6120741287707598203" text:style-name="L16">
        <text:list-item>
          <text:p text:style-name="P18">La représentation des femmes dans les médias - Léa Salamé/Paul Lapierre - La collab' de <text:soft-page-break/>l'info (<text:a xlink:type="simple" xlink:href="https://www.youtube.com/watch?v=ieivmfJhD-0" text:style-name="Internet_20_link" text:visited-style-name="Visited_20_Internet_20_Link">https://www.youtube.com/watch?v=ieivmfJhD-0</text:a>)</text:p>
        </text:list-item>
        <text:list-item>
          <text:p text:style-name="P18">Les femmes et la culture : l’art du combat féminin (<text:a xlink:type="simple" xlink:href="https://www.arte.tv/fr/videos/118080-083-A/les-femmes-et-la-culture-l-art-du-combat-feminin/" text:style-name="Internet_20_link" text:visited-style-name="Visited_20_Internet_20_Link">https://www.arte.tv/fr/videos/118080-083-A/les-femmes-et-la-culture-l-art-du-combat-feminin/</text:a>)</text:p>
        </text:list-item>
        <text:list-item>
          <text:p text:style-name="P18">Violences commises dans le cinéma, la culture, la mode et la publicité : audition de Me Too Médias (<text:a xlink:type="simple" xlink:href="https://www.youtube.com/watch?v=A09poSYyxck" text:style-name="Internet_20_link" text:visited-style-name="Visited_20_Internet_20_Link">https://www.youtube.com/watch?v=A09poSYyxck</text:a>)</text:p>
        </text:list-item>
        <text:list-item>
          <text:p text:style-name="P18">TV5MONDE : Les femmes dans les médias (<text:a xlink:type="simple" xlink:href="https://www.youtube.com/watch?v=h_z8QmFAfQg" text:style-name="Internet_20_link" text:visited-style-name="Visited_20_Internet_20_Link">https://www.youtube.com/watch?v=h_z8QmFAfQg</text:a>)</text:p>
        </text:list-item>
      </text:list>
      <text:h text:style-name="Heading_20_4" text:outline-level="4">Podcasts :</text:h>
      <text:list xml:id="list2639516812987746" text:style-name="L17">
        <text:list-item>
          <text:p text:style-name="P19">Comment développer la visibilité des femmes dans les médias ? 1/2 [Spécial PODCASTHON] (<text:a xlink:type="simple" xlink:href="https://www.youtube.com/watch?v=zP3AevhuqQ0" text:style-name="Internet_20_link" text:visited-style-name="Visited_20_Internet_20_Link">https://www.youtube.com/watch?v=zP3AevhuqQ0</text:a>)</text:p>
        </text:list-item>
        <text:list-item>
          <text:p text:style-name="P19">Comment développer la visibilité des femmes dans les médias ? 2/2 [Spécial PODCASTHON] (<text:a xlink:type="simple" xlink:href="https://www.youtube.com/watch?v=5PqTo54AZGk" text:style-name="Internet_20_link" text:visited-style-name="Visited_20_Internet_20_Link">https://www.youtube.com/watch?v=5PqTo54AZGk</text:a>)</text:p>
        </text:list-item>
        <text:list-item>
          <text:p text:style-name="P19">Femmes et médias : les rencontres de l’Égalité : En direct (<text:a xlink:type="simple" xlink:href="https://www.youtube.com/watch?v=e5yI89m3Iec" text:style-name="Internet_20_link" text:visited-style-name="Visited_20_Internet_20_Link">https://www.youtube.com/watch?v=e5yI89m3Iec</text:a>)</text:p>
        </text:list-item>
      </text:list>
      <text:h text:style-name="Heading_20_4" text:outline-level="4">Applications :</text:h>
      <text:list xml:id="list4000943289136707790" text:style-name="L18">
        <text:list-item>
          <text:p text:style-name="P20">Femme actuelle, le magazine (<text:a xlink:type="simple" xlink:href="https://play.google.com/store/apps/details?id=com.milibris.standalone.app.fac&amp;hl=fr" text:style-name="Internet_20_link" text:visited-style-name="Visited_20_Internet_20_Link">https://play.google.com/store/apps/details?id=com.milibris.standalone.app.fac&amp;hl=fr</text:a>)</text:p>
        </text:list-item>
        <text:list-item>
          <text:p text:style-name="P20">Journal des Femmes (<text:a xlink:type="simple" xlink:href="https://play.google.com/store/apps/details?id=com.journaldesfemmes.journaldesfemmes&amp;hl=fr" text:style-name="Internet_20_link" text:visited-style-name="Visited_20_Internet_20_Link">https://play.google.com/store/apps/details?id=com.journaldesfemmes.journaldesfemmes&amp;hl=fr</text:a>)</text:p>
        </text:list-item>
      </text:list>
      <text:h text:style-name="Heading_20_4" text:outline-level="4">Autres :</text:h>
      <text:list xml:id="list22423405" text:continue-numbering="true" text:style-name="L18">
        <text:list-item>
          <text:p text:style-name="P20">Aides pour les photographes (<text:a xlink:type="simple" xlink:href="https://ellesfontla.culture.gouv.fr/aides" text:style-name="Internet_20_link" text:visited-style-name="Visited_20_Internet_20_Link">https://ellesfontla.culture.go</text:a><text:a xlink:type="simple" xlink:href="https://ellesfontla.culture.gouv.fr/aides" text:style-name="Internet_20_link" text:visited-style-name="Visited_20_Internet_20_Link"><text:span text:style-name="T2">uv.fr/aides</text:span></text:a><text:span text:style-name="T2">)</text:span></text:p>
        </text:list-item>
        <text:list-item>
          <text:p text:style-name="P20"><text:span text:style-name="Strong_20_Emphasis"><text:span text:style-name="T2">Exposition de Pharrell Williams (</text:span></text:span><text:a xlink:type="simple" xlink:href="https://www.sortiraparis.com/arts-culture/exposition/articles/324469-femmes-l-exposition-collective-et-gratuite-de-pharrell-williams-a-la-galerie-perrotin#:~:text=Avis%20aux%20accros%20de%20l,40%20artistes%20aux%20univers%20variés" text:style-name="Internet_20_link" text:visited-style-name="Visited_20_Internet_20_Link"><text:span text:style-name="Strong_20_Emphasis"><text:span text:style-name="T2">https://www.sortiraparis.com/arts-culture/exposition/articles/324469-femmes-l-exposition-collective-et-gratuite-de-pharrell-williams-a-la-galerie-perrotin#:~:text=Avis%20aux%20accros%20de%20l,40%20artistes%20aux%20univers%20vari%C3%A9s</text:span></text:span></text:a><text:span text:style-name="Strong_20_Emphasis"><text:span text:style-name="T2">.)</text:span></text:span></text:p>
        </text:list-item>
        <text:list-item>
          <text:p text:style-name="P20"><text:span text:style-name="Strong_20_Emphasis"><text:span text:style-name="T2">Musée : Le Paris des femmes (</text:span></text:span><text:a xlink:type="simple" xlink:href="https://www.carnavalet.paris.fr/visiter/offre-culturelle/le-paris-des-femmes" text:style-name="Internet_20_link" text:visited-style-name="Visited_20_Internet_20_Link"><text:span text:style-name="Strong_20_Emphasis"><text:span text:style-name="T2">https://www.carnavalet.paris.fr/visiter/offre-culturelle/le-paris-des-femmes</text:span></text:span></text:a><text:span text:style-name="Strong_20_Emphasis"><text:span text:style-name="T2">)</text:span></text:span></text:p>
        </text:list-item>
        <text:list-item>
          <text:p text:style-name="P20"><text:span text:style-name="Strong_20_Emphasis"><text:span text:style-name="T2">Musées: 11 femmes pour 11 institutions (</text:span></text:span><text:a xlink:type="simple" xlink:href="https://www.parismusees.paris.fr/fr/actualite/11-femmes-pour-11-institutions" text:style-name="Internet_20_link" text:visited-style-name="Visited_20_Internet_20_Link"><text:span text:style-name="Strong_20_Emphasis"><text:span text:style-name="T2">https://www.parismusees.paris.fr/fr/actualite/11-femmes-pour-11-institutions</text:span></text:span></text:a><text:span text:style-name="Strong_20_Emphasis"><text:span text:style-name="T2">)</text:span></text:span></text:p>
        </text:list-item>
      </text:list>
      <text:p text:style-name="Horizontal_20_Line"/>
      <text:h text:style-name="Heading_20_3" text:outline-level="3">6. <text:span text:style-name="Strong_20_Emphasis">Environnement et Écologie</text:span></text:h>
      <text:h text:style-name="Heading_20_4" text:outline-level="4">Articles :</text:h>
      <text:list xml:id="list22404619" text:continue-list="list22402366" text:style-name="L1">
        <text:list-item>
          <text:p text:style-name="P5"/>
        </text:list-item>
      </text:list>
      <text:h text:style-name="Heading_20_4" text:outline-level="4">Vidéos :</text:h>
      <text:list xml:id="list6578608993600947514" text:style-name="L19">
        <text:list-item>
          <text:p text:style-name="P21"/>
        </text:list-item>
      </text:list>
      <text:h text:style-name="Heading_20_4" text:outline-level="4">Podcasts :</text:h>
      <text:list xml:id="list1425204825804132753" text:style-name="L20">
        <text:list-item>
          <text:p text:style-name="P22"/>
        </text:list-item>
      </text:list>
      <text:h text:style-name="Heading_20_4" text:outline-level="4">Applications :</text:h>
      <text:list xml:id="list4771999848959049819" text:style-name="L21">
        <text:list-item>
          <text:p text:style-name="P23"/>
        </text:list-item>
      </text:list>
      <text:h text:style-name="Heading_20_4" text:outline-level="4"><text:soft-page-break/>Autres :</text:h>
      <text:p text:style-name="Text_20_body"><text:span text:style-name="Strong_20_Emphasis"/></text:p>
      <text:p text:style-name="Horizontal_20_Line"/>
      <text:h text:style-name="Heading_20_3" text:outline-level="3">7. <text:span text:style-name="Strong_20_Emphasis">Politique</text:span></text:h>
      <text:h text:style-name="Heading_20_4" text:outline-level="4">Articles :</text:h>
      <text:list xml:id="list22394997" text:continue-list="list22404619" text:style-name="L1">
        <text:list-item>
          <text:p text:style-name="P5"/>
        </text:list-item>
      </text:list>
      <text:h text:style-name="Heading_20_4" text:outline-level="4">Vidéos :</text:h>
      <text:list xml:id="list8461713300601480610" text:style-name="L22">
        <text:list-item>
          <text:p text:style-name="P24"/>
        </text:list-item>
      </text:list>
      <text:h text:style-name="Heading_20_4" text:outline-level="4">Podcasts :</text:h>
      <text:list xml:id="list2935168524107329923" text:style-name="L23">
        <text:list-item>
          <text:p text:style-name="P25"/>
        </text:list-item>
      </text:list>
      <text:h text:style-name="Heading_20_4" text:outline-level="4">Applications :</text:h>
      <text:list xml:id="list7721028420048851850" text:style-name="L24">
        <text:list-item>
          <text:p text:style-name="P26"/>
        </text:list-item>
      </text:list>
      <text:h text:style-name="Heading_20_4" text:outline-level="4">Autres :</text:h>
      <text:p text:style-name="Text_20_body"><text:span text:style-name="Strong_20_Emphasis"/></text:p>
      <text:p text:style-name="Text_20_body"/>
      <text:p text:style-name="Horizontal_20_Line"/>
      <text:h text:style-name="Heading_20_3" text:outline-level="3">8. <text:span text:style-name="Strong_20_Emphasis">Psychologie et Bien-être</text:span></text:h>
      <text:h text:style-name="Heading_20_4" text:outline-level="4">Articles :</text:h>
      <text:list xml:id="list22404457" text:continue-list="list22394997" text:style-name="L1">
        <text:list-item>
          <text:p text:style-name="P5"/>
        </text:list-item>
      </text:list>
      <text:h text:style-name="Heading_20_4" text:outline-level="4">Vidéos :</text:h>
      <text:list xml:id="list3719706339545688518" text:style-name="L25">
        <text:list-item>
          <text:p text:style-name="P27"/>
        </text:list-item>
      </text:list>
      <text:h text:style-name="Heading_20_4" text:outline-level="4">Podcasts :</text:h>
      <text:list xml:id="list7741372796102643901" text:style-name="L26">
        <text:list-item>
          <text:p text:style-name="P28"/>
        </text:list-item>
      </text:list>
      <text:h text:style-name="Heading_20_4" text:outline-level="4">Applications :</text:h>
      <text:list xml:id="list1185960352732340899" text:style-name="L27">
        <text:list-item>
          <text:p text:style-name="P29"/>
        </text:list-item>
      </text:list>
      <text:h text:style-name="Heading_20_4" text:outline-level="4">Autres :</text:h>
      <text:h text:style-name="Heading_20_3" text:outline-level="3"><text:s/></text:h>
      <text:p text:style-name="Horizontal_20_Line"/>
      <text:h text:style-name="Heading_20_3" text:outline-level="3"><text:soft-page-break/>9. <text:span text:style-name="Strong_20_Emphasis">Technologie et Numérique</text:span></text:h>
      <text:h text:style-name="Heading_20_4" text:outline-level="4">Articles :</text:h>
      <text:list xml:id="list22414630" text:continue-list="list22404457" text:style-name="L1">
        <text:list-item>
          <text:p text:style-name="P5"/>
        </text:list-item>
      </text:list>
      <text:h text:style-name="Heading_20_4" text:outline-level="4">Vidéos :</text:h>
      <text:list xml:id="list9012961565364331178" text:style-name="L28">
        <text:list-item>
          <text:p text:style-name="P30"/>
        </text:list-item>
      </text:list>
      <text:h text:style-name="Heading_20_4" text:outline-level="4">Podcasts :</text:h>
      <text:list xml:id="list4954128359538199152" text:style-name="L29">
        <text:list-item>
          <text:p text:style-name="P31"/>
        </text:list-item>
      </text:list>
      <text:h text:style-name="Heading_20_4" text:outline-level="4">Applications :</text:h>
      <text:list xml:id="list7171757291010351338" text:style-name="L30">
        <text:list-item>
          <text:p text:style-name="P32"/>
        </text:list-item>
      </text:list>
      <text:h text:style-name="Heading_20_4" text:outline-level="4">Autres :</text:h>
      <text:h text:style-name="Heading_20_3" text:outline-level="3"><text:s/></text:h>
      <text:p text:style-name="Horizontal_20_Line"/>
      <text:h text:style-name="Heading_20_3" text:outline-level="3">10. <text:span text:style-name="Strong_20_Emphasis">Art et Littérature</text:span></text:h>
      <text:h text:style-name="Heading_20_4" text:outline-level="4">Articles :</text:h>
      <text:list xml:id="list22409373" text:continue-list="list22414630" text:style-name="L1">
        <text:list-item>
          <text:p text:style-name="P5"/>
        </text:list-item>
      </text:list>
      <text:h text:style-name="Heading_20_4" text:outline-level="4">Vidéos :</text:h>
      <text:list xml:id="list5347958164858407075" text:style-name="L31">
        <text:list-item>
          <text:p text:style-name="P33"/>
        </text:list-item>
      </text:list>
      <text:h text:style-name="Heading_20_4" text:outline-level="4">Podcasts :</text:h>
      <text:list xml:id="list5142622070162161934" text:style-name="L32">
        <text:list-item>
          <text:p text:style-name="P34"/>
        </text:list-item>
      </text:list>
      <text:h text:style-name="Heading_20_4" text:outline-level="4">Applications :</text:h>
      <text:list xml:id="list1898048451398363249" text:style-name="L33">
        <text:list-item>
          <text:p text:style-name="P35"/>
        </text:list-item>
      </text:list>
      <text:h text:style-name="Heading_20_4" text:outline-level="4">Autres :</text:h>
      <text:p text:style-name="Text_20_body"><text:span text:style-name="Strong_20_Emphasis"/></text:p>
      <text:p text:style-name="Horizontal_20_Line"/>
      <text:h text:style-name="Heading_20_3" text:outline-level="3">11. <text:span text:style-name="Strong_20_Emphasis">Sports</text:span></text:h>
      <text:h text:style-name="Heading_20_4" text:outline-level="4">Articles :</text:h>
      <text:list xml:id="list22401765" text:continue-list="list22409373" text:style-name="L1">
        <text:list-item>
          <text:p text:style-name="P5"/>
        </text:list-item>
      </text:list>
      <text:h text:style-name="Heading_20_4" text:outline-level="4">Vidéos :</text:h>
      <text:list xml:id="list3180822405436482783" text:style-name="L34">
        <text:list-item>
          <text:p text:style-name="P36"/>
        </text:list-item>
      </text:list>
      <text:h text:style-name="Heading_20_4" text:outline-level="4"><text:soft-page-break/>Podcasts :</text:h>
      <text:list xml:id="list5752331689749899679" text:style-name="L35">
        <text:list-item>
          <text:p text:style-name="P37"/>
        </text:list-item>
      </text:list>
      <text:h text:style-name="Heading_20_4" text:outline-level="4">Applications :</text:h>
      <text:list xml:id="list7612403699251559255" text:style-name="L36">
        <text:list-item>
          <text:p text:style-name="P38"/>
        </text:list-item>
      </text:list>
      <text:h text:style-name="P1" text:outline-level="4">Autres :</text:h>
      <text:h text:style-name="P2" text:outline-level="3"/>
      <text:p text:style-name="Horizontal_20_Line"/>
      <text:p text:style-name="Text_20_body"/>
      <text:p text:style-name="Text_20_body"/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16T16:56:33.56</meta:creation-date>
    <dc:date>2025-03-26T02:14:43.12</dc:date>
    <meta:editing-duration>P2DT21H16M53S</meta:editing-duration>
    <meta:editing-cycles>170</meta:editing-cycles>
    <meta:generator>OpenOffice/4.1.15$Win32 OpenOffice.org_project/4115m2$Build-9813</meta:generator>
    <meta:document-statistic meta:table-count="0" meta:image-count="0" meta:object-count="0" meta:page-count="9" meta:paragraph-count="170" meta:word-count="1256" meta:character-count="13845"/>
  </office:meta>
</office:document-meta>
</file>